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78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3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4"/>
        <table:table-column table:style-name="co3" table:number-columns-repeated="3" table:default-cell-style-name="ce2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Var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Valor</text:p>
          </table:table-cell>
          <table:table-cell table:style-name="ce3" office:value-type="string" calcext:value-type="string">
            <text:p>DEF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DESCRIÇÃO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Kit</text:p>
          </table:table-cell>
          <table:table-cell office:value-type="string" calcext:value-type="string">
            <text:p>Contagem elementos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Kit0000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Fundo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Peça com medidas livr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it</text:p>
          </table:table-cell>
          <table:table-cell office:value-type="string" calcext:value-type="string">
            <text:p>Elemento Corrente</text:p>
          </table:table-cell>
          <table:table-cell office:value-type="string" calcext:value-type="string">
            <text:p>“”</text:p>
          </table:table-cell>
          <table:table-cell office:value-type="float" office:value="1" calcext:value-type="float">
            <text:p>Kit0001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Ilharga Base (700, 580, 16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gl</text:p>
          </table:table-cell>
          <table:table-cell office:value-type="string" calcext:value-type="string">
            <text:p>Espessura do aglomerad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Kit00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Rasgo para Ilharga Base (8, 8, 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B_alto</text:p>
          </table:table-cell>
          <table:table-cell office:value-type="string" calcext:value-type="string">
            <text:p>Altura Movel Base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Kit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MB_largo</text:p>
          </table:table-cell>
          <table:table-cell office:value-type="string" calcext:value-type="string">
            <text:p>Fundura Movel Base</text:p>
          </table:table-cell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Kit00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MS_alto</text:p>
          </table:table-cell>
          <table:table-cell office:value-type="string" calcext:value-type="string">
            <text:p>Altura Movel Superior</text:p>
          </table:table-cell>
          <table:table-cell office:value-type="string" calcext:value-type="string">
            <text:p>700/900</text:p>
          </table:table-cell>
          <table:table-cell office:value-type="float" office:value="5" calcext:value-type="float">
            <text:p>Kit00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MS_largo</text:p>
          </table:table-cell>
          <table:table-cell office:value-type="string" calcext:value-type="string">
            <text:p>Fundura Movel Superior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Kit0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Ras_alto</text:p>
          </table:table-cell>
          <table:table-cell office:value-type="string" calcext:value-type="string">
            <text:p>Altura do rasg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Kit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Ras_largo</text:p>
          </table:table-cell>
          <table:table-cell office:value-type="string" calcext:value-type="string">
            <text:p>Largura do rasgo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Kit000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" calcext:value-type="float">
            <text:p>Kit000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" calcext:value-type="float">
            <text:p>Kit001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" calcext:value-type="float">
            <text:p>Kit001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2" calcext:value-type="float">
            <text:p>Kit001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" calcext:value-type="float">
            <text:p>Kit001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4" calcext:value-type="float">
            <text:p>Kit001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5" calcext:value-type="float">
            <text:p>Kit00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" calcext:value-type="float">
            <text:p>Kit001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" calcext:value-type="float">
            <text:p>Kit001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8" calcext:value-type="float">
            <text:p>Kit001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" calcext:value-type="float">
            <text:p>Kit001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" calcext:value-type="float">
            <text:p>Kit002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text>Kit</number:text>
      <number:number number:decimal-places="0" loext:min-decimal-places="0" number:min-integer-digits="4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8:02:14.190000000</meta:creation-date>
    <dc:date>2019-03-11T19:25:30.282000000</dc:date>
    <meta:editing-duration>PT10M14S</meta:editing-duration>
    <meta:editing-cycles>3</meta:editing-cycles>
    <meta:generator>LibreOffice/6.1.0.3$Windows_X86_64 LibreOffice_project/efb621ed25068d70781dc026f7e9c5187a4decd1</meta:generator>
    <meta:document-statistic meta:table-count="1" meta:cell-count="68" meta:object-count="0"/>
  </office:meta>
</office:document-meta>
</file>